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10000006C5D84F6C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9563in" style:rel-column-width="18513*"/>
    </style:style>
    <style:style style:name="Table3.B" style:family="table-column">
      <style:table-column-properties style:column-width="0.4639in" style:rel-column-width="4390*"/>
    </style:style>
    <style:style style:name="Table3.C" style:family="table-column">
      <style:table-column-properties style:column-width="0.5674in" style:rel-column-width="5369*"/>
    </style:style>
    <style:style style:name="Table3.D" style:family="table-column">
      <style:table-column-properties style:column-width="0.9in" style:rel-column-width="8517*"/>
    </style:style>
    <style:style style:name="Table3.E" style:family="table-column">
      <style:table-column-properties style:column-width="1.2431in" style:rel-column-width="11763*"/>
    </style:style>
    <style:style style:name="Table3.F" style:family="table-column">
      <style:table-column-properties style:column-width="1.7944in" style:rel-column-width="16983*"/>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 style:family="paragraph" style:parent-style-name="Standard">
      <style:paragraph-properties fo:margin-left="0in" fo:margin-right="0in" fo:text-indent="0in" style:auto-text-indent="false"/>
    </style:style>
    <style:style style:name="P4" style:family="paragraph" style:parent-style-name="Standard" style:list-style-name="L1">
      <style:paragraph-properties fo:margin-left="0in" fo:margin-right="0in" fo:text-indent="0in" style:auto-text-indent="false"/>
    </style:style>
    <style:style style:name="P5"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 style:family="paragraph" style:parent-style-name="Standard">
      <style:paragraph-properties fo:margin-left="0.5in" fo:margin-right="0in" fo:text-indent="0in" style:auto-text-indent="false"/>
    </style:style>
    <style:style style:name="P8"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0" style:family="paragraph" style:parent-style-name="Header">
      <style:text-properties fo:language="zxx" fo:country="none" style:language-asian="zxx" style:country-asian="none"/>
    </style:style>
    <style:style style:name="P11" style:family="paragraph" style:parent-style-name="Header">
      <style:paragraph-properties style:snap-to-layout-grid="false"/>
    </style:style>
    <style:style style:name="P1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 style:family="paragraph" style:parent-style-name="Footer">
      <style:paragraph-properties>
        <style:tab-stops>
          <style:tab-stop style:position="3in" style:type="center"/>
          <style:tab-stop style:position="6.5in" style:type="right"/>
        </style:tab-stops>
      </style:paragraph-properties>
    </style:style>
    <style:style style:name="P15" style:family="paragraph" style:parent-style-name="Footer">
      <style:paragraph-properties>
        <style:tab-stops>
          <style:tab-stop style:position="2.8437in"/>
        </style:tab-stops>
      </style:paragraph-properties>
    </style:style>
    <style:style style:name="P16"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Heading_20_1" style:master-page-name="First_20_Page">
      <style:paragraph-properties style:page-number="auto"/>
    </style:style>
    <style:style style:name="P21" style:family="paragraph" style:parent-style-name="Contents_20_1">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list-style-name="L1">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5" style:family="paragraph" style:parent-style-name="Standard">
      <style:paragraph-properties fo:margin-left="0in" fo:margin-right="0in" fo:text-indent="0in" style:auto-text-indent="false"/>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8" style:family="paragraph" style:parent-style-name="Standard" style:list-style-name="L1">
      <style:paragraph-properties fo:margin-left="0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paragraph-properties fo:margin-left="0.5in" fo:margin-right="0in" fo:text-indent="0in" style:auto-text-indent="false"/>
    </style:style>
    <style:style style:name="P30" style:family="paragraph" style:parent-style-name="Standard">
      <style:paragraph-properties fo:margin-left="0.5in" fo:margin-right="0in" fo:text-indent="0in"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1" style:family="paragraph" style:parent-style-name="Contents_20_2">
      <style:paragraph-properties>
        <style:tab-stops>
          <style:tab-stop style:position="6.9252in" style:type="right" style:leader-style="dotted" style:leader-text="."/>
        </style:tab-stops>
      </style:paragraph-properties>
    </style:style>
    <style:style style:name="P3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3" style:family="paragraph" style:parent-style-name="Heading_20_2">
      <style:text-properties style:font-name="Arial1" fo:font-size="14pt" style:font-size-asian="14pt" style:font-size-complex="14pt"/>
    </style:style>
    <style:style style:name="P34" style:family="paragraph">
      <style:paragraph-properties style:writing-mode="lr-tb"/>
    </style:style>
    <style:style style:name="P35"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position="33% 80%"/>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text-position="33% 80%"/>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fo:language="en" fo:country="US" style:font-name-asian="Times New Roman" style:font-name-complex="Times New Roman" style:language-complex="ar" style:country-complex="SA"/>
    </style:style>
    <style:style style:name="T8" style:family="text">
      <style:text-properties fo:language="en" fo:country="US" style:language-complex="ar" style:country-complex="SA"/>
    </style:style>
    <style:style style:name="T9"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2033132928" text:id="ct-2033132928">
          <text:insertion>
            <office:change-info>
              <dc:creator>Bob Jacobsen</dc:creator>
              <dc:date>2012-05-30T23:27:00</dc:date>
            </office:change-info>
          </text:insertion>
        </text:changed-region>
        <text:changed-region xml:id="ct-2032527024" text:id="ct-2032527024">
          <text:insertion>
            <office:change-info>
              <dc:creator>Bob Jacobsen</dc:creator>
              <dc:date>2012-05-30T23:28:00</dc:date>
            </office:change-info>
          </text:insertion>
        </text:changed-region>
        <text:changed-region xml:id="ct1941910800" text:id="ct1941910800">
          <text:insertion>
            <office:change-info>
              <dc:creator>Bob Jacobsen</dc:creator>
              <dc:date>2012-05-30T06:56:00</dc:date>
            </office:change-info>
          </text:insertion>
        </text:changed-region>
        <text:changed-region xml:id="ct2028392992" text:id="ct2028392992">
          <text:insertion>
            <office:change-info>
              <dc:creator>Bob Jacobsen</dc:creator>
              <dc:date>2012-05-30T23:28:00</dc:date>
            </office:change-info>
          </text:insertion>
        </text:changed-region>
        <text:changed-region xml:id="ct475591264" text:id="ct475591264">
          <text:insertion>
            <office:change-info>
              <dc:creator>Bob Jacobsen</dc:creator>
              <dc:date>2012-05-30T23:30:00</dc:date>
            </office:change-info>
          </text:insertion>
        </text:changed-region>
        <text:changed-region xml:id="ct2056693120" text:id="ct2056693120">
          <text:insertion>
            <office:change-info>
              <dc:creator>Bob Jacobsen</dc:creator>
              <dc:date>2012-05-30T23:32:00</dc:date>
            </office:change-info>
          </text:insertion>
        </text:changed-region>
        <text:changed-region xml:id="ct340228144" text:id="ct340228144">
          <text:insertion>
            <office:change-info>
              <dc:creator>Bob Jacobsen</dc:creator>
              <dc:date>2012-04-22T15:24:00</dc:date>
            </office:change-info>
          </text:insertion>
        </text:changed-region>
        <text:changed-region xml:id="ct-2033252736" text:id="ct-2033252736">
          <text:insertion>
            <office:change-info>
              <dc:creator>Bob Jacobsen</dc:creator>
              <dc:date>2012-04-22T15:23:00</dc:date>
            </office:change-info>
          </text:insertion>
        </text:changed-region>
        <text:changed-region xml:id="ct-2033682432" text:id="ct-2033682432">
          <text:insertion>
            <office:change-info>
              <dc:creator>Bob Jacobsen</dc:creator>
              <dc:date>2012-04-22T15:22:00</dc:date>
            </office:change-info>
          </text:insertion>
        </text:changed-region>
        <text:changed-region xml:id="ct2095614864" text:id="ct2095614864">
          <text:insertion>
            <office:change-info>
              <dc:creator>Bob Jacobsen</dc:creator>
              <dc:date>2012-04-22T15:23:00</dc:date>
            </office:change-info>
          </text:insertion>
        </text:changed-region>
        <text:changed-region xml:id="ct2095086096" text:id="ct2095086096">
          <text:insertion>
            <office:change-info>
              <dc:creator>Bob Jacobsen</dc:creator>
              <dc:date>2012-04-22T15:24:00</dc:date>
            </office:change-info>
          </text:insertion>
        </text:changed-region>
        <text:changed-region xml:id="ct475468320" text:id="ct475468320">
          <text:deletion>
            <office:change-info>
              <dc:creator>Bob Jacobsen</dc:creator>
              <dc:date>2012-05-30T06:55:00</dc:date>
            </office:change-info>
            <text:p text:style-name="Standard">plain ASCII 7</text:p>
          </text:deletion>
        </text:changed-region>
        <text:changed-region xml:id="ct340172352" text:id="ct340172352">
          <text:insertion>
            <office:change-info>
              <dc:creator>Bob Jacobsen</dc:creator>
              <dc:date>2012-05-30T06:55:00</dc:date>
            </office:change-info>
          </text:insertion>
        </text:changed-region>
        <text:changed-region xml:id="ct2096067968" text:id="ct2096067968">
          <text:deletion>
            <office:change-info>
              <dc:creator>Bob Jacobsen</dc:creator>
              <dc:date>2012-05-30T06:55:00</dc:date>
            </office:change-info>
            <text:p text:style-name="Standard">-bit</text:p>
          </text:deletion>
        </text:changed-region>
        <text:changed-region xml:id="ct1868783088" text:id="ct1868783088">
          <text:insertion>
            <office:change-info>
              <dc:creator>Bob Jacobsen</dc:creator>
              <dc:date>2012-05-30T06:55:00</dc:date>
            </office:change-info>
          </text:insertion>
        </text:changed-region>
        <text:changed-region xml:id="ct2028124800" text:id="ct2028124800">
          <text:deletion>
            <office:change-info>
              <dc:creator>Bob Jacobsen</dc:creator>
              <dc:date>2012-05-30T06:57:00</dc:date>
            </office:change-info>
            <text:p text:style-name="Standard"><text:s/>We want to retain the 0x80 bit in the first byte as a way of eventually indicating other codings. XML strings can start with a UTF BOM (either 0xEF, 0xFF or 0xFE in the 1<text:span text:style-name="T1">st</text:span> byte, since there's no need to support UTF-32BE or UTF-32LE), or the ASCII text for “&lt;?xml” which starts with 0x3C. </text:p>
          </text:deletion>
        </text:changed-region>
        <text:changed-region xml:id="ct1941854384" text:id="ct1941854384">
          <text:insertion>
            <office:change-info>
              <dc:creator>Bob Jacobsen</dc:creator>
              <dc:date>2012-05-30T23:29:00</dc:date>
            </office:change-info>
          </text:insertion>
        </text:changed-region>
        <text:changed-region xml:id="ct1869493472" text:id="ct1869493472">
          <text:insertion>
            <office:change-info>
              <dc:creator>Bob Jacobsen</dc:creator>
              <dc:date>2012-05-30T06:57:00</dc:date>
            </office:change-info>
          </text:insertion>
        </text:changed-region>
        <text:changed-region xml:id="ct2056671712" text:id="ct2056671712">
          <text:insertion>
            <office:change-info>
              <dc:creator>Bob Jacobsen</dc:creator>
              <dc:date>2012-04-22T15:21:00</dc:date>
            </office:change-info>
          </text:insertion>
        </text:changed-region>
        <text:changed-region xml:id="ct322583536" text:id="ct322583536">
          <text:deletion>
            <office:change-info>
              <dc:creator>Bob Jacobsen</dc:creator>
              <dc:date>2012-04-22T15:21:00</dc:date>
            </office:change-info>
            <text:p text:style-name="Standard"><text:s/></text:p>
          </text:deletion>
        </text:changed-region>
        <text:changed-region xml:id="ct449408608" text:id="ct449408608">
          <text:insertion>
            <office:change-info>
              <dc:creator>Bob Jacobsen</dc:creator>
              <dc:date>2012-04-22T15:21:00</dc:date>
            </office:change-info>
          </text:insertion>
        </text:changed-region>
        <text:changed-region xml:id="ct2095617184" text:id="ct2095617184">
          <text:deletion>
            <office:change-info>
              <dc:creator>Bob Jacobsen</dc:creator>
              <dc:date>2012-04-22T15:21:00</dc:date>
            </office:change-info>
            <text:p text:style-name="Standard">s </text:p>
          </text:deletion>
        </text:changed-region>
        <text:changed-region xml:id="ct449397264" text:id="ct449397264">
          <text:insertion>
            <office:change-info>
              <dc:creator>Bob Jacobsen</dc:creator>
              <dc:date>2012-04-22T15:22:00</dc:date>
            </office:change-info>
          </text:insertion>
        </text:changed-region>
        <text:changed-region xml:id="ct-2033682944" text:id="ct-2033682944">
          <text:insertion>
            <office:change-info>
              <dc:creator>Bob Jacobsen</dc:creator>
              <dc:date>2012-05-14T07:48:00</dc:date>
            </office:change-info>
          </text:insertion>
        </text:changed-region>
        <text:changed-region xml:id="ct376006176" text:id="ct376006176">
          <text:insertion>
            <office:change-info>
              <dc:creator>Bob Jacobsen</dc:creator>
              <dc:date>2012-05-14T07:49:00</dc:date>
            </office:change-info>
          </text:insertion>
        </text:changed-region>
        <text:changed-region xml:id="ct375973328" text:id="ct375973328">
          <text:insertion>
            <office:change-info>
              <dc:creator>Bob Jacobsen</dc:creator>
              <dc:date>2012-05-14T07:50:00</dc:date>
            </office:change-info>
          </text:insertion>
        </text:changed-region>
        <text:changed-region xml:id="ct1868564992" text:id="ct1868564992">
          <text:insertion>
            <office:change-info>
              <dc:creator>Bob Jacobsen</dc:creator>
              <dc:date>2012-05-30T07:01:00</dc:date>
            </office:change-info>
          </text:insertion>
        </text:changed-region>
        <text:changed-region xml:id="ct429227376" text:id="ct429227376">
          <text:insertion>
            <office:change-info>
              <dc:creator>Bob Jacobsen</dc:creator>
              <dc:date>2012-05-30T07:01:00</dc:date>
            </office:change-info>
          </text:insertion>
        </text:changed-region>
        <text:changed-region xml:id="ct2028925104" text:id="ct2028925104">
          <text:insertion>
            <office:change-info>
              <dc:creator>Bob Jacobsen</dc:creator>
              <dc:date>2012-05-30T07:01:00</dc:date>
            </office:change-info>
          </text:insertion>
        </text:changed-region>
        <text:changed-region xml:id="ct-2032913920" text:id="ct-2032913920">
          <text:insertion>
            <office:change-info>
              <dc:creator>Bob Jacobsen</dc:creator>
              <dc:date>2012-05-30T07:01:00</dc:date>
            </office:change-info>
          </text:insertion>
        </text:changed-region>
        <text:changed-region xml:id="ct-2032856432" text:id="ct-2032856432">
          <text:insertion>
            <office:change-info>
              <dc:creator>Bob Jacobsen</dc:creator>
              <dc:date>2012-05-30T07:01:00</dc:date>
            </office:change-info>
          </text:insertion>
        </text:changed-region>
        <text:changed-region xml:id="ct2028795008" text:id="ct2028795008">
          <text:insertion>
            <office:change-info>
              <dc:creator>Bob Jacobsen</dc:creator>
              <dc:date>2012-05-30T07:01:00</dc:date>
            </office:change-info>
          </text:insertion>
        </text:changed-region>
        <text:changed-region xml:id="ct2028889408" text:id="ct2028889408">
          <text:insertion>
            <office:change-info>
              <dc:creator>Bob Jacobsen</dc:creator>
              <dc:date>2012-05-30T07:01:00</dc:date>
            </office:change-info>
          </text:insertion>
        </text:changed-region>
        <text:changed-region xml:id="ct2093638192" text:id="ct2093638192">
          <text:insertion>
            <office:change-info>
              <dc:creator>Bob Jacobsen</dc:creator>
              <dc:date>2012-05-30T07:01:00</dc:date>
            </office:change-info>
          </text:insertion>
        </text:changed-region>
        <text:changed-region xml:id="ct2093391936" text:id="ct2093391936">
          <text:insertion>
            <office:change-info>
              <dc:creator>Bob Jacobsen</dc:creator>
              <dc:date>2012-05-30T07:01:00</dc:date>
            </office:change-info>
          </text:insertion>
        </text:changed-region>
        <text:changed-region xml:id="ct2028194720" text:id="ct2028194720">
          <text:insertion>
            <office:change-info>
              <dc:creator>Bob Jacobsen</dc:creator>
              <dc:date>2012-05-30T07:01:00</dc:date>
            </office:change-info>
          </text:insertion>
        </text:changed-region>
        <text:changed-region xml:id="ct2028966640" text:id="ct2028966640">
          <text:insertion>
            <office:change-info>
              <dc:creator>Bob Jacobsen</dc:creator>
              <dc:date>2012-05-30T07:01:00</dc:date>
            </office:change-info>
          </text:insertion>
        </text:changed-region>
        <text:changed-region xml:id="ct1869529344" text:id="ct1869529344">
          <text:insertion>
            <office:change-info>
              <dc:creator>Bob Jacobsen</dc:creator>
              <dc:date>2012-05-30T07:01:00</dc:date>
            </office:change-info>
          </text:insertion>
        </text:changed-region>
        <text:changed-region xml:id="ct2028309600" text:id="ct2028309600">
          <text:insertion>
            <office:change-info>
              <dc:creator>Bob Jacobsen</dc:creator>
              <dc:date>2012-05-30T07:02:00</dc:date>
            </office:change-info>
          </text:insertion>
        </text:changed-region>
        <text:changed-region xml:id="ct2028554544" text:id="ct2028554544">
          <text:insertion>
            <office:change-info>
              <dc:creator>Bob Jacobsen</dc:creator>
              <dc:date>2012-05-30T07:03:00</dc:date>
            </office:change-info>
          </text:insertion>
        </text:changed-region>
        <text:changed-region xml:id="ct2093095520" text:id="ct2093095520">
          <text:deletion>
            <office:change-info>
              <dc:creator>Bob Jacobsen</dc:creator>
              <dc:date>2012-05-30T07:03:00</dc:date>
            </office:change-info>
            <text:p text:style-name="Standard">Message Type Indicator</text:p>
          </text:deletion>
        </text:changed-region>
        <text:changed-region xml:id="ct2028862272" text:id="ct2028862272">
          <text:insertion>
            <office:change-info>
              <dc:creator>Bob Jacobsen</dc:creator>
              <dc:date>2012-05-30T07:03:00</dc:date>
            </office:change-info>
          </text:insertion>
        </text:changed-region>
        <text:changed-region xml:id="ct1980096368" text:id="ct1980096368">
          <text:deletion>
            <office:change-info>
              <dc:creator>Bob Jacobsen</dc:creator>
              <dc:date>2012-05-30T07:03:00</dc:date>
            </office:change-info>
            <text:p text:style-name="Standard">TI</text:p>
          </text:deletion>
        </text:changed-region>
        <text:changed-region xml:id="ct-2032927936" text:id="ct-2032927936">
          <text:insertion>
            <office:change-info>
              <dc:creator>Bob Jacobsen</dc:creator>
              <dc:date>2012-05-30T07:03:00</dc:date>
            </office:change-info>
          </text:insertion>
        </text:changed-region>
        <text:changed-region xml:id="ct1869393616" text:id="ct1869393616">
          <text:insertion>
            <office:change-info>
              <dc:creator>Bob Jacobsen</dc:creator>
              <dc:date>2012-05-30T07:04:00</dc:date>
            </office:change-info>
          </text:insertion>
        </text:changed-region>
        <text:changed-region xml:id="ct2093975200" text:id="ct2093975200">
          <text:deletion>
            <office:change-info>
              <dc:creator>Bob Jacobsen</dc:creator>
              <dc:date>2012-05-30T07:04:00</dc:date>
            </office:change-info>
            <text:list xml:id="list2143006337" text:style-name="L1">
              <text:list-item>
                <text:p text:style-name="P1"/>
              </text:list-item>
              <text:list-item>
                <text:p text:style-name="P1"/>
              </text:list-item>
            </text:list>
          </text:deletion>
        </text:changed-region>
        <text:changed-region xml:id="ct2028113040" text:id="ct2028113040">
          <text:deletion>
            <office:change-info>
              <dc:creator>Bob Jacobsen</dc:creator>
              <dc:date>2012-05-30T07:02:00</dc:date>
            </office:change-info>
            <text:list xml:id="list1148994921" text:continue-numbering="true" text:style-name="L1">
              <text:list-item>
                <text:p text:style-name="P1">Destination address present: Whether this message includes a destination address for a specific node. If no, the message is global.</text:p>
              </text:list-item>
            </text:list>
          </text:deletion>
        </text:changed-region>
        <text:changed-region xml:id="ct1980178896" text:id="ct1980178896">
          <text:deletion>
            <office:change-info>
              <dc:creator>Bob Jacobsen</dc:creator>
              <dc:date>2012-05-30T07:04:00</dc:date>
            </office:change-info>
            <text:list xml:id="list714650223" text:continue-numbering="true" text:style-name="L1">
              <text:list-item>
                <text:p text:style-name="P1"/>
              </text:list-item>
              <text:list-item>
                <text:p text:style-name="P1"/>
              </text:list-item>
            </text:list>
          </text:deletion>
        </text:changed-region>
        <text:changed-region xml:id="ct1980385648" text:id="ct1980385648">
          <text:deletion>
            <office:change-info>
              <dc:creator>Bob Jacobsen</dc:creator>
              <dc:date>2012-05-30T07:03:00</dc:date>
            </office:change-info>
            <text:p text:style-name="P2">Simple subset: Whether the message is included in the “simple node subset” (defined </text:p>
          </text:deletion>
        </text:changed-region>
        <text:changed-region xml:id="ct2028453808" text:id="ct2028453808">
          <text:deletion>
            <office:change-info>
              <dc:creator>Bob Jacobsen</dc:creator>
              <dc:date>2012-05-30T07:00:00</dc:date>
            </office:change-info>
            <text:p text:style-name="P2">where?</text:p>
          </text:deletion>
        </text:changed-region>
        <text:changed-region xml:id="ct1980316160" text:id="ct1980316160">
          <text:deletion>
            <office:change-info>
              <dc:creator>Bob Jacobsen</dc:creator>
              <dc:date>2012-05-30T07:03:00</dc:date>
            </office:change-info>
            <text:p text:style-name="P2">)</text:p>
          </text:deletion>
        </text:changed-region>
        <text:changed-region xml:id="ct2093107248" text:id="ct2093107248">
          <text:deletion>
            <office:change-info>
              <dc:creator>Bob Jacobsen</dc:creator>
              <dc:date>2012-05-30T07:04:00</dc:date>
            </office:change-info>
            <text:list xml:id="list2127710737" text:continue-numbering="true" text:style-name="L1">
              <text:list-item>
                <text:p text:style-name="P1"/>
              </text:list-item>
              <text:list-item>
                <text:p text:style-name="P1">Priority group: A number from 0 to 3 that describes the line priority of the message; 0 can be sent before 3.</text:p>
              </text:list-item>
            </text:list>
          </text:deletion>
        </text:changed-region>
        <text:changed-region xml:id="ct1980562464" text:id="ct1980562464">
          <text:insertion>
            <office:change-info>
              <dc:creator>Bob Jacobsen</dc:creator>
              <dc:date>2012-05-30T07:04:00</dc:date>
            </office:change-info>
          </text:insertion>
        </text:changed-region>
        <text:changed-region xml:id="ct-2032523968" text:id="ct-2032523968">
          <text:deletion>
            <office:change-info>
              <dc:creator>Bob Jacobsen</dc:creator>
              <dc:date>2012-05-30T07:04:00</dc:date>
            </office:change-info>
            <text:p text:style-name="P3">D</text:p>
          </text:deletion>
        </text:changed-region>
        <text:changed-region xml:id="ct1980421104" text:id="ct1980421104">
          <text:insertion>
            <office:change-info>
              <dc:creator>Bob Jacobsen</dc:creator>
              <dc:date>2012-05-30T07:04:00</dc:date>
            </office:change-info>
          </text:insertion>
        </text:changed-region>
        <text:changed-region xml:id="ct1980371232" text:id="ct1980371232">
          <text:deletion>
            <office:change-info>
              <dc:creator>Bob Jacobsen</dc:creator>
              <dc:date>2012-05-30T07:04:00</dc:date>
            </office:change-info>
            <text:list xml:id="list266633715" text:continue-numbering="true" text:style-name="L1">
              <text:list-item>
                <text:p text:style-name="P4"/>
              </text:list-item>
              <text:list-item>
                <text:p text:style-name="P5">CAN frame format: Typical CAN frame, including header and data bytes. <text:s/>Source node ID alias is represented by “sss”. <text:s/>Destination node ID alias, if present, is represented by “ddd”.</text:p>
              </text:list-item>
            </text:list>
          </text:deletion>
        </text:changed-region>
        <text:changed-region xml:id="ct-2033059584" text:id="ct-2033059584">
          <text:deletion>
            <office:change-info>
              <dc:creator>Bob Jacobsen</dc:creator>
              <dc:date>2012-05-30T07:05:00</dc:date>
            </office:change-info>
            <text:p text:style-name="P6"/>
            <text:p text:style-name="P6">Example:</text:p>
            <text:p text:style-name="P7">Message Type Indicator: 0x32F4</text:p>
            <text:p text:style-name="P7">Destination address present: Yes</text:p>
            <text:p text:style-name="P7">Simple subset: Yes</text:p>
            <text:p text:style-name="P7">Priority group: 1</text:p>
            <text:p text:style-name="P7">Content: Six bytes containing bits identifying the OpenLCB protocols supported by the sending node; see Section 6 below for coding.</text:p>
            <text:p text:style-name="P8">CAN frame format: 0x18dd,dsss 32 E4 vv vv vv vv vv vv</text:p>
            <text:p text:style-name="P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Introduction</text:h>
      <text:p text:style-name="Standard">The OpenLCB Standards are independently normative. They are what they are, and they say what they say.</text:p>
      <text:p text:style-name="Standard">This Technical Note provides common background information that many be useful as you read existing Standards and Technical Notes, and may provide useful guidance as you write new ones.</text:p>
      <text:p text:style-name="Standard">This Technical Note is not normative in any way.</text:p>
      <text:h text:style-name="Heading_20_1" text:outline-level="1">Data</text:h>
      <text:p text:style-name="Standard">Reserved quantities are created with a zero value unless otherwise specified. When processing a message, ignore reserved quantities unless otherwise specified. When transporting a message, transport reserved quantities unchanged. The zero value sometimes indicates a non-initialized value. </text:p>
      <text:h text:style-name="Heading_20_2" text:outline-level="2">Numerical representation</text:h>
      <text:p text:style-name="Standard">Unless otherwise specified, OpenLCB fields are unsigned. </text:p>
      <text:p text:style-name="Standard">OpenLCB does not define a floating point representation (yet).</text:p>
      <text:h text:style-name="Heading_20_2" text:outline-level="2">Byte sequences</text:h>
      <text:p text:style-name="Standard">Bytes are defined as 8 bits.</text:p>
      <text:p text:style-name="Standard">OpenLCB is, by default, big-endian. <text:s/>When sending multi-byte data, the byte containing the most significant bits is sent first. This is the same as the CAN header, Ethernet and the common internet protocols, but not the same as the Intel x86 architecture. <text:s/></text:p>
      <text:p text:style-name="Standard">When a string of bytes is being documented or described, the first or most significant is labelled 0, <text:span text:style-name="T6">the</text:span> next is labelled 1, etc. This results in phrases like “byte 0” and “the first byte” referring to the same thing.</text:p>
      <text:h text:style-name="Heading_20_2" text:outline-level="2">Bit sequences</text:h>
      <text:p text:style-name="Standard">The OpenLCB protocol descriptions use LSB 0 coding, where the the least significant bit in any word, byte or field is numbered 0, with bits to the left (toward the MSB) then given higher numbers. <text:s/><text:change-start text:change-id="ct340228144"/></text:p>
      <text:p text:style-name="Standard"><text:change-end text:change-id="ct340228144"/><text:change-start text:change-id="ct-2033252736"/>Although <text:change-end text:change-id="ct-2033252736"/><text:change-start text:change-id="ct-2033682432"/>“first bit” properly denotes the most-significant bit of the field<text:change-end text:change-id="ct-2033682432"/><text:change-start text:change-id="ct2095614864"/> being discussed, “second bit” refers to the bit adjacent to the first bit, etc<text:change-end text:change-id="ct2095614864"/><text:change-start text:change-id="ct2095086096"/>, it is better to refer to “most significant bit” rather than “first bit”.<text:change-end text:change-id="ct2095086096"/></text:p>
      <text:p text:style-name="Standard"><text:soft-page-break/>The CAN specification <text:span text:style-name="T6">and</text:span> some layout-level protocols, such as NMRA DCC and Digitrax Loconet, use LSB 0 coding. That's the primary motivation for the choice of LSB 0 for OpenLCB. Unfortunately, MSB 0, where the most-significant bit is labelled with 0, is what's used for many protocol specifications, including the RFC series of protocols and the Ethernet definition. <text:s/>It's unfortunate that there's no single convention that OpenLCB could adopt to be consistent with the entire world, but there isn't. <text:s/></text:p>
      <text:h text:style-name="Heading_20_2" text:outline-level="2">Strings</text:h>
      <text:p text:style-name="Standard">OpenLCB strings are sequences of <text:change text:change-id="ct475468320"/><text:change-start text:change-id="ct340172352"/>UTF-8<text:change-end text:change-id="ct340172352"/><text:change text:change-id="ct2096067968"/> values<text:change-start text:change-id="ct1868783088"/><text:note text:id="ftn1" text:note-class="footnote"><text:note-citation>1</text:note-citation><text:note-body><text:p text:style-name="Footnote"><text:change-start text:change-id="ct-2033132928"/>For an introduction to UTF-8 coding and how it rep<text:change-end text:change-id="ct-2033132928"/><text:change-start text:change-id="ct-2032527024"/>resents international character sets, see e.g. <text:change-end text:change-id="ct-2032527024"/><text:change-start text:change-id="ct1941910800"/><text:a xlink:type="simple" xlink:href="http://en.wikipedia.org/wiki/UTF-8">http://en.wikipedia.org/wiki/UTF-8</text:a><text:change-end text:change-id="ct1941910800"/><text:change-start text:change-id="ct2028392992"/> <text:s/><text:change-end text:change-id="ct2028392992"/></text:p></text:note-body></text:note><text:change-end text:change-id="ct1868783088"/>. <text:change text:change-id="ct2028124800"/><text:change-start text:change-id="ct1941854384"/>This allows OpenLCB devices to represent all the international writing systems that are described by Unicode<text:note text:id="ftn0" text:note-class="footnote"><text:note-citation>2</text:note-citation><text:note-body><text:p text:style-name="Footnote"><text:change-start text:change-id="ct475591264"/>From the glossary of the Unicode standard, <text:a xlink:type="simple" xlink:href="http://www.unicode.org/versions/Unicode6.1.0/ch03.pdf#G7404">http://www.unicode.org/versions/Unicode6.1.0/ch03.pdf#G7404</text:a> : “UTF-8: A multibyte encoding for text that represents each Unicode character with 1 to 4 bytes, and which is backward-compatible with ASCII. UTF-8 is the predominant form of Unicode in web pages.<text:change-end text:change-id="ct475591264"/><text:change-start text:change-id="ct2056693120"/>”<text:change-end text:change-id="ct2056693120"/></text:p></text:note-body></text:note> with only a small processing burden in the most common (Western alphabet) case.<text:change-end text:change-id="ct1941854384"/></text:p>
      <text:p text:style-name="Standard">OpenLCB does not prefer length-coded or null-terminated strings. <text:s/>Standards should specify which is used in each case.</text:p>
      <text:p text:style-name="Standard">OpenLCB uses newline, also known as line-feed (\n 0x0A) as the line-end character within strings. Carriage return (\r 0x0D) should be considered as general white space. </text:p>
      <text:p text:style-name="Standard">There are no specific tab settings. You cannot assume a tab is any particular number of spaces. You can assume it counts as non-null white space.<text:change-start text:change-id="ct1869493472"/></text:p>
      <text:p text:style-name="Standard">Certain standards retain the 0x80 bit in the first byte as a way of eventually indicating other codings, particularly compression of the UTF-8 text. <text:s/>If this is possible, it's specified in <text:span text:style-name="T6">the</text:span> relevant standard. For example, XML strings can start with either <text:span text:style-name="T6">the</text:span> UTF-8 text for “&lt;?xml” which starts with 0x3C, or with a 0x80 followed by an indication of the format of the compressed UFT-8 text that follows. <text:change-end text:change-id="ct1869493472"/></text:p>
      <text:h text:style-name="Heading_20_1" text:outline-level="1">Presentation</text:h>
      <text:p text:style-name="Standard">OpenLCB documents use the prefix “0x” to indicate a hexadecimal value. <text:s/>Hexadecimal values are presented with capital letters: 0xAB not 0xab. A sequence of bytes only requires <text:span text:style-name="T6">the</text:span> “0x” prefix on the first byte: <text:s/>0x12 34 56 78.</text:p>
      <text:p text:style-name="Standard">OpenLCB documents use the prefix “0b” to represent a binary value.</text:p>
      <text:p text:style-name="Standard">Octal representations are not used. </text:p>
      <text:p text:style-name="Standard">The boolean values are “true” and “false”.</text:p>
      <text:p text:style-name="Standard">Constants should always include <text:span text:style-name="T6">the</text:span> full field length. A value for a 12-bit field should be written as 0x002 or 0b000000000010, not 0x2 or 0b10. </text:p>
      <text:p text:style-name="Standard">Commas can be used in numbers after decimal thousands (65,523), 16-bit double-bytes for hex constants (0x1234,4567), <text:span text:style-name="T6">and</text:span> four<text:change-start text:change-id="ct2056671712"/>-<text:change-end text:change-id="ct2056671712"/><text:change text:change-id="ct322583536"/>bit<text:change-start text:change-id="ct449408608"/> nibbles<text:change-end text:change-id="ct449408608"/><text:change text:change-id="ct2095617184"/><text:change-start text:change-id="ct449397264"/> <text:change-end text:change-id="ct449397264"/>in binary (0b1000,0000). Do not put a space after the comma. <text:change-start text:change-id="ct-2033682944"/></text:p>
      <text:p text:style-name="Standard"><text:soft-page-break/>Byte sequences, including both Unique ID (node ID) and Event ID values, should be shown in dotted-hex format e.g. “01.AB.34.01.CD.E3<text:change-end text:change-id="ct-2033682944"/><text:change-start text:change-id="ct376006176"/>”. It's recommended that leading zeros be provided on output, but not required on input. <text:s/>Dotted-<text:change-end text:change-id="ct376006176"/><text:change-start text:change-id="ct375973328"/>decimal should not be used unless it's made very clear that that is the case.<text:change-end text:change-id="ct375973328"/></text:p>
      <text:h text:style-name="Heading_20_2" text:outline-level="2">Presentation of CAN Quantities</text:h>
      <text:p text:style-name="Standard">The 29-bit CAN extended header is presented as a single hex string: 0x0000,0000. The active bits are at the right side, so that the highest possible value is 0x1FFF,FFFF.</text:p>
      <text:p text:style-name="Standard">“sss” is used to represent the source node ID alias in a CAN frame.</text:p>
      <text:p text:style-name="Standard">“ddd” is used to represent the destination node ID alias in a CAN frame.</text:p>
      <text:p text:style-name="Standard">A sample CAN header with both source and destination node addresses might be: 0x1Fdd,dsss or 0x1Fdddsss.</text:p>
      <text:p text:style-name="Standard">The data content of a frame is presented as a sequence of individual bytes. A typical complete frame might be then 0x1FFFFsss 01 02 03 04. </text:p>
      <text:h text:style-name="P33" text:outline-level="2"><text:span text:style-name="T7">Presentation of a OpenLCB </text:span><text:span text:style-name="T8">message</text:span></text:h>
      <text:p text:style-name="Standard">OpenLCB messages are described in this format:<text:change-start text:change-id="ct1868564992"/></text:p>
      <text:p text:style-name="Standard"><text:change-end text:change-id="ct1868564992"/></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8"><text:change-start text:change-id="ct429227376"/>Name<text:change-end text:change-id="ct429227376"/></text:p>
          </table:table-cell>
          <table:table-cell table:style-name="Table3.A1" office:value-type="string">
            <text:p text:style-name="P18"><text:change-start text:change-id="ct2028925104"/>Dest ID<text:change-end text:change-id="ct2028925104"/></text:p>
          </table:table-cell>
          <table:table-cell table:style-name="Table3.A1" office:value-type="string">
            <text:p text:style-name="P18"><text:change-start text:change-id="ct-2032913920"/>Simple Node <text:change-end text:change-id="ct-2032913920"/></text:p>
          </table:table-cell>
          <table:table-cell table:style-name="Table3.A1" office:value-type="string">
            <text:p text:style-name="P18"><text:change-start text:change-id="ct-2032856432"/>Common</text:p>
            <text:p text:style-name="P18">MTI<text:change-end text:change-id="ct-2032856432"/></text:p>
          </table:table-cell>
          <table:table-cell table:style-name="Table3.A1" office:value-type="string">
            <text:p text:style-name="P18"><text:change-start text:change-id="ct2028795008"/>CAN format<text:change-end text:change-id="ct2028795008"/></text:p>
          </table:table-cell>
          <table:table-cell table:style-name="Table3.F1" office:value-type="string">
            <text:p text:style-name="P18"><text:change-start text:change-id="ct2028889408"/>Data Content<text:change-end text:change-id="ct2028889408"/></text:p>
          </table:table-cell>
        </table:table-row>
        <table:table-row>
          <table:table-cell table:style-name="Table3.A2" office:value-type="string">
            <text:p text:style-name="P19"/>
          </table:table-cell>
          <table:table-cell table:style-name="Table3.A2" office:value-type="string">
            <text:p text:style-name="P19"><text:change-start text:change-id="ct2093638192"/>N<text:change-end text:change-id="ct2093638192"/></text:p>
          </table:table-cell>
          <table:table-cell table:style-name="Table3.A2" office:value-type="string">
            <text:p text:style-name="P19"><text:change-start text:change-id="ct2093391936"/>N<text:change-end text:change-id="ct2093391936"/></text:p>
          </table:table-cell>
          <table:table-cell table:style-name="Table3.A2" office:value-type="string">
            <text:p text:style-name="P19"><text:change-start text:change-id="ct2028194720"/>0x0000<text:change-end text:change-id="ct2028194720"/></text:p>
          </table:table-cell>
          <table:table-cell table:style-name="Table3.A2" office:value-type="string">
            <text:p text:style-name="P19"><text:change-start text:change-id="ct2028966640"/>0x1800,0sss<text:change-end text:change-id="ct2028966640"/></text:p>
          </table:table-cell>
          <table:table-cell table:style-name="Table3.F2" office:value-type="string">
            <text:p text:style-name="P19"/>
          </table:table-cell>
        </table:table-row>
      </table:table>
      <text:p text:style-name="Standard"><text:change-start text:change-id="ct1869529344"/></text:p>
      <text:list xml:id="list1391927163" text:continue-numbering="true" text:style-name="L1">
        <text:list-item>
          <text:p text:style-name="P22"><text:change-end text:change-id="ct1869529344"/><text:change-start text:change-id="ct2028309600"/>Name: Standard name of the message.</text:p>
        </text:list-item>
        <text:list-item>
          <text:p text:style-name="P22">Dest ID: Whether this message includes <text:span text:style-name="T6">a destination address for a specific node. If no, the message is global.</text:span></text:p>
        </text:list-item>
        <text:list-item>
          <text:p text:style-name="P22">Event ID: Whether this message includes <text:span text:style-name="T6">an Event ID.</text:span><text:change-end text:change-id="ct2028309600"/><text:change-start text:change-id="ct2028554544"/></text:p>
        </text:list-item>
        <text:list-item>
          <text:p text:style-name="P1">Simple Node: Whether the message is included in the “simple node subset” (defined in the Message Networking TN).<text:change-end text:change-id="ct2028554544"/></text:p>
        </text:list-item>
        <text:list-item>
          <text:p text:style-name="P22"><text:change text:change-id="ct2093095520"/><text:change-start text:change-id="ct2028862272"/>Common MTI<text:change-end text:change-id="ct2028862272"/>: The 16-bit value, typically in hex notation, of the full M<text:change text:change-id="ct1980096368"/><text:change-start text:change-id="ct-2032927936"/>essage Type Indicator.<text:change-end text:change-id="ct-2032927936"/><text:change-start text:change-id="ct1869393616"/></text:p>
        </text:list-item>
        <text:list-item>
          <text:p text:style-name="P1"><text:change-end text:change-id="ct1869393616"/><text:change text:change-id="ct2093975200"/><text:change text:change-id="ct2028113040"/><text:change text:change-id="ct1980178896"/><text:change text:change-id="ct1980385648"/><text:change text:change-id="ct2028453808"/><text:change text:change-id="ct1980316160"/><text:change text:change-id="ct2093107248"/><text:change-start text:change-id="ct1980562464"/>CAN format: Typical CAN frame representation of the MTI, including header and data byte if present. <text:s/>Source node ID alias is represented by “sss”. <text:s/>Destination node ID alias, if present, is represented by “ddd”.</text:p>
        </text:list-item>
        <text:list-item>
          <text:p text:style-name="P4">Data <text:change-end text:change-id="ct1980562464"/>Content: <text:change text:change-id="ct-2032523968"/><text:change-start text:change-id="ct1980421104"/>Summary d<text:change-end text:change-id="ct1980421104"/>escription of data bytes, if any, included after fixed fields such as MTI and destination address.<text:change text:change-id="ct1980371232"/></text:p>
        </text:list-item>
      </text:list>
      <text:p text:style-name="P6"><text:soft-page-break/>Note that this information is not completely independent. <text:s/>The MTI value depends on simple subset, priority subgroup, etc, values. We present the full set, at some risk of inconsistency, to make it easier to understand the containing Standard.</text:p>
      <text:p text:style-name="P6">For more information, see the various “Message Networking” Standards and Technical Notes.<text:change text:change-id="ct-203305958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1"><text:s/>1 Introduction<text:tab/>1</text:p>
          <text:p text:style-name="P21"><text:s/>2 Data<text:tab/>1</text:p>
          <text:p text:style-name="P31"><text:s/>2.1 Numerical representation<text:tab/>1</text:p>
          <text:p text:style-name="P31"><text:s/>2.2 Byte sequences<text:tab/>1</text:p>
          <text:p text:style-name="P31"><text:s/>2.3 Bit sequences<text:tab/>1</text:p>
          <text:p text:style-name="P31"><text:s/>2.4 Strings<text:tab/>2</text:p>
          <text:p text:style-name="P21"><text:s/>3 Presentation<text:tab/>2</text:p>
          <text:p text:style-name="P31"><text:s/>3.1 Presentation of CAN Quantities<text:tab/>3</text:p>
          <text:p text:style-name="P31"><text:s/>3.2 Presentation of a OpenLCB message<text:tab/>3</text:p>
        </text:index-body>
      </text:table-of-content>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3"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Common Information Technical Note</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4</text:page-number></text:span></text:span><text:span text:style-name="Page_20_Number"><text:span text:style-name="MT2"> of </text:span></text:span><text:span text:style-name="Page_20_Number"><text:span text:style-name="MT2"><text:page-count style:num-format="1">4</text:page-count></text:span></text:span><text:span text:style-name="Page_20_Number"><text:span text:style-name="MT2"> - </text:span></text:span><text:span text:style-name="Page_20_Number"><text:span text:style-name="MT2"><text:date style:data-style-name="N116" text:date-value="2012-05-30T23:34:09.99">5/30/2012</text:date></text:span></text:span></text:p>
      </style:footer>
    </style:master-page>
    <style:master-page style:name="First_20_Page" style:display-name="First Page" style:page-layout-name="Mpm2" style:next-style-name="Standard">
      <style:header>
        <text:tracked-changes>
          <text:changed-region xml:id="ct1681807104" text:id="ct1681807104">
            <text:deletion>
              <office:change-info>
                <dc:creator>Bob Jacobsen</dc:creator>
                <dc:date>2012-05-28T16:51:00</dc:date>
              </office:change-info>
              <text:p text:style-name="MP7">Preliminary</text:p>
            </text:deletion>
          </text:changed-region>
          <text:changed-region xml:id="ct-2034526080" text:id="ct-2034526080">
            <text:insertion>
              <office:change-info>
                <dc:creator>Bob Jacobsen</dc:creator>
                <dc:date>2012-05-28T16:51: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Common Information</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2-05-30T23:34:09.99">May 30, 2012</text:date></text:p>
            </table:table-cell>
            <table:table-cell table:style-name="Table1.C1" office:value-type="string">
              <text:p text:style-name="MP7"><text:change text:change-id="ct1681807104"/><text:change-start text:change-id="ct-2034526080"/>Draft<text:change-end text:change-id="ct-203452608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4</text:page-number></text:span></text:span><text:span text:style-name="Page_20_Number"><text:span text:style-name="MT4"> of </text:span></text:span><text:span text:style-name="Page_20_Number"><text:span text:style-name="MT4"><text:page-count style:num-format="1">4</text:page-count></text:span></text:span><text:span text:style-name="Page_20_Number"><text:span text:style-name="MT4"> - </text:span></text:span><text:span text:style-name="Page_20_Number"><text:span text:style-name="MT4"><text:date style:data-style-name="N116" text:date-value="2012-05-30T23:34:09.99">5/30/2012</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ommon Information Technical Note</dc:title>
    <meta:initial-creator>Alex Shepherd</meta:initial-creator>
    <meta:creation-date>2009-01-22T07:11:27</meta:creation-date>
    <meta:editing-cycles>95</meta:editing-cycles>
    <meta:editing-duration>PT13H23M38S</meta:editing-duration>
    <meta:generator>OpenOffice.org/3.3$Unix OpenOffice.org_project/330m20$Build-9567</meta:generator>
    <dc:date>2012-05-30T23:34:10</dc:date>
    <dc:creator>Bob Jacobsen</dc:creator>
    <meta:keyword>Common Information</meta:keyword>
    <meta:document-statistic meta:table-count="2" meta:image-count="1" meta:object-count="0" meta:page-count="4" meta:paragraph-count="100" meta:word-count="1385" meta:character-count="8343"/>
    <meta:user-defined meta:name="Info 1"/>
    <meta:user-defined meta:name="Info 2"/>
    <meta:user-defined meta:name="Info 3"/>
    <meta:user-defined meta:name="Info 4"/>
  </office:meta>
</office:document-meta>
</file>